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automatic-styles>
    <style:style style:name="Таблица1" style:family="table">
      <style:table-properties style:width="18.09cm" fo:margin-left="0cm" table:align="left"/>
    </style:style>
    <style:style style:name="Таблица1.A" style:family="table-column">
      <style:table-column-properties style:column-width="8.8cm"/>
    </style:style>
    <style:style style:name="Таблица1.B" style:family="table-column">
      <style:table-column-properties style:column-width="9.29cm"/>
    </style:style>
    <style:style style:name="Таблица1.A1" style:family="table-cell">
      <style:table-cell-properties fo:padding="0.097cm" fo:border-left="0.05pt solid #000000" fo:border-right="none" fo:border-top="0.05pt solid #000000" fo:border-bottom="none"/>
    </style:style>
    <style:style style:name="Таблица1.B1" style:family="table-cell">
      <style:table-cell-properties fo:padding="0.097cm" fo:border-left="0.05pt solid #000000" fo:border-right="0.05pt solid #000000" fo:border-top="0.05pt solid #000000" fo:border-bottom="none"/>
    </style:style>
    <style:style style:name="Таблица1.A2" style:family="table-cell">
      <style:table-cell-properties fo:padding="0.097cm" fo:border-left="0.05pt solid #000000" fo:border-right="none" fo:border-top="none" fo:border-bottom="none"/>
    </style:style>
    <style:style style:name="Таблица1.B2" style:family="table-cell">
      <style:table-cell-properties fo:padding="0.097cm" fo:border-left="0.05pt solid #000000" fo:border-right="0.05pt solid #000000" fo:border-top="none" fo:border-bottom="none"/>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8760" officeooo:paragraph-rsid="00198760"/>
    </style:style>
    <style:style style:name="P2" style:family="paragraph" style:parent-style-name="Table_20_Contents">
      <style:paragraph-properties fo:line-height="100%"/>
      <style:text-properties officeooo:rsid="00198760" officeooo:paragraph-rsid="00198760"/>
    </style:style>
    <style:style style:name="P3" style:family="paragraph" style:parent-style-name="Table_20_Contents">
      <loext:graphic-properties draw:fill="none"/>
      <style:paragraph-properties fo:margin-left="0cm" fo:margin-right="0cm" fo:line-height="100%" fo:orphans="0" fo:widows="0" fo:text-indent="0cm" style:auto-text-indent="false" fo:background-color="transparent" text:number-lines="false" text:line-number="0"/>
      <style:text-properties officeooo:rsid="00198760" officeooo:paragraph-rsid="00198760"/>
    </style:style>
    <style:style style:name="P4" style:family="paragraph" style:parent-style-name="Text_20_body">
      <style:paragraph-properties fo:line-height="100%"/>
    </style:style>
    <style:style style:name="P5" style:family="paragraph" style:parent-style-name="Standard">
      <style:paragraph-properties fo:line-height="100%"/>
      <style:text-properties officeooo:paragraph-rsid="00238726"/>
    </style:style>
    <style:style style:name="P6" style:family="paragraph" style:parent-style-name="Table_20_Contents">
      <style:paragraph-properties fo:line-height="100%"/>
      <style:text-properties officeooo:paragraph-rsid="00238726"/>
    </style:style>
    <style:style style:name="P7" style:family="paragraph" style:parent-style-name="Table_20_Contents">
      <style:paragraph-properties fo:line-height="100%"/>
    </style:style>
    <style:style style:name="P8" style:family="paragraph" style:parent-style-name="Table_20_Contents">
      <style:paragraph-properties fo:line-height="100%"/>
      <style:text-properties officeooo:paragraph-rsid="00198760"/>
    </style:style>
    <style:style style:name="P9" style:family="paragraph" style:parent-style-name="Table_20_Contents">
      <style:paragraph-properties fo:line-height="100%"/>
      <style:text-properties officeooo:paragraph-rsid="001e406c"/>
    </style:style>
    <style:style style:name="P10" style:family="paragraph" style:parent-style-name="Text_20_body">
      <style:paragraph-properties fo:line-height="100%"/>
      <style:text-properties officeooo:paragraph-rsid="001e406c"/>
    </style:style>
    <style:style style:name="P11" style:family="paragraph" style:parent-style-name="Table_20_Contents">
      <style:paragraph-properties fo:line-height="100%"/>
      <style:text-properties officeooo:paragraph-rsid="0021984f"/>
    </style:style>
    <style:style style:name="P12" style:family="paragraph" style:parent-style-name="Text_20_body">
      <style:paragraph-properties fo:line-height="100%"/>
      <style:text-properties officeooo:paragraph-rsid="0021984f"/>
    </style:style>
    <style:style style:name="P13" style:family="paragraph" style:parent-style-name="Text_20_body">
      <style:paragraph-properties fo:line-height="100%"/>
      <style:text-properties officeooo:paragraph-rsid="00253cba"/>
    </style:style>
    <style:style style:name="P14" style:family="paragraph" style:parent-style-name="Table_20_Contents">
      <style:paragraph-properties fo:line-height="100%"/>
      <style:text-properties fo:font-weight="bold" officeooo:rsid="00198760" officeooo:paragraph-rsid="00198760" style:font-weight-asian="bold" style:font-weight-complex="bold"/>
    </style:style>
    <style:style style:name="P15" style:family="paragraph" style:parent-style-name="Table_20_Contents">
      <style:paragraph-properties fo:line-height="100%"/>
      <style:text-properties fo:font-weight="bold" officeooo:rsid="001e406c" officeooo:paragraph-rsid="001e406c" style:font-weight-asian="bold" style:font-weight-complex="bold"/>
    </style:style>
    <style:style style:name="P16" style:family="paragraph" style:parent-style-name="Table_20_Contents">
      <style:paragraph-properties fo:line-height="100%"/>
      <style:text-properties fo:font-weight="bold" officeooo:rsid="0021984f" officeooo:paragraph-rsid="0021984f" style:font-weight-asian="bold" style:font-weight-complex="bold"/>
    </style:style>
    <style:style style:name="P17" style:family="paragraph" style:parent-style-name="Text_20_body">
      <style:paragraph-properties fo:line-height="100%"/>
      <style:text-properties fo:font-weight="bold" officeooo:rsid="0021984f" officeooo:paragraph-rsid="0021984f" style:font-weight-asian="bold" style:font-weight-complex="bold"/>
    </style:style>
    <style:style style:name="P18" style:family="paragraph" style:parent-style-name="Table_20_Contents">
      <style:paragraph-properties fo:line-height="100%"/>
      <style:text-properties officeooo:rsid="001c473f" officeooo:paragraph-rsid="001c473f"/>
    </style:style>
    <style:style style:name="P19" style:family="paragraph" style:parent-style-name="Table_20_Contents">
      <style:paragraph-properties fo:line-height="100%"/>
      <style:text-properties officeooo:rsid="001e406c" officeooo:paragraph-rsid="001e406c"/>
    </style:style>
    <style:style style:name="P20" style:family="paragraph" style:parent-style-name="Table_20_Contents">
      <style:paragraph-properties fo:line-height="100%"/>
      <style:text-properties officeooo:rsid="00238726" officeooo:paragraph-rsid="00238726"/>
    </style:style>
    <style:style style:name="P21" style:family="paragraph" style:parent-style-name="Text_20_body">
      <style:paragraph-properties fo:line-height="100%"/>
      <style:text-properties officeooo:rsid="00238726" officeooo:paragraph-rsid="00238726"/>
    </style:style>
    <style:style style:name="P22" style:family="paragraph" style:parent-style-name="Table_20_Contents">
      <style:paragraph-properties fo:line-height="100%"/>
      <style:text-properties officeooo:rsid="00253cba" officeooo:paragraph-rsid="00253cba"/>
    </style:style>
    <style:style style:name="P23" style:family="paragraph" style:parent-style-name="Text_20_body">
      <style:paragraph-properties fo:line-height="100%"/>
      <style:text-properties officeooo:rsid="00253cba" officeooo:paragraph-rsid="00253cba"/>
    </style:style>
    <style:style style:name="P24" style:family="paragraph" style:parent-style-name="Table_20_Contents">
      <style:paragraph-properties fo:line-height="100%"/>
      <style:text-properties fo:color="#ff0000" loext:opacity="100%" fo:language="en" fo:country="US" fo:font-weight="bold" officeooo:rsid="00253cba" officeooo:paragraph-rsid="00253cba" style:font-weight-asian="bold" style:font-weight-complex="bold"/>
    </style:style>
    <style:style style:name="P25" style:family="paragraph" style:parent-style-name="Text_20_body">
      <style:paragraph-properties fo:line-height="100%"/>
      <style:text-properties fo:color="#ff0000" loext:opacity="100%" fo:font-weight="bold" officeooo:rsid="00253cba" officeooo:paragraph-rsid="00253cba" style:font-weight-asian="bold" style:font-weight-complex="bold"/>
    </style:style>
    <style:style style:name="P26" style:family="paragraph" style:parent-style-name="Table_20_Contents">
      <style:paragraph-properties fo:line-height="100%"/>
      <style:text-properties fo:language="en" fo:country="US" officeooo:rsid="00387162" officeooo:paragraph-rsid="00387162"/>
    </style:style>
    <style:style style:name="P27" style:family="paragraph" style:parent-style-name="Standard">
      <style:text-properties officeooo:paragraph-rsid="00387162"/>
    </style:style>
    <style:style style:name="P28" style:family="paragraph" style:parent-style-name="Table_20_Contents">
      <style:paragraph-properties fo:line-height="100%"/>
      <style:text-properties style:font-name="Liberation Serif" fo:font-size="12pt" fo:language="en" fo:country="US" officeooo:rsid="002dbcc6" officeooo:paragraph-rsid="002dbcc6" style:font-size-asian="12pt" style:font-size-complex="12pt"/>
    </style:style>
    <style:style style:name="P29" style:family="paragraph" style:parent-style-name="Standard">
      <style:text-properties officeooo:paragraph-rsid="00387162"/>
    </style:style>
    <style:style style:name="P30" style:family="paragraph" style:parent-style-name="Standard">
      <style:text-properties officeooo:paragraph-rsid="003d4600"/>
    </style:style>
    <style:style style:name="P31" style:family="paragraph" style:parent-style-name="Text_20_body" style:list-style-name="L1">
      <style:paragraph-properties fo:line-height="100%"/>
    </style:style>
    <style:style style:name="T1" style:family="text">
      <style:text-properties officeooo:rsid="00198760"/>
    </style:style>
    <style:style style:name="T2" style:family="text">
      <style:text-properties officeooo:rsid="001e406c"/>
    </style:style>
    <style:style style:name="T3" style:family="text">
      <style:text-properties officeooo:rsid="001fc130"/>
    </style:style>
    <style:style style:name="T4" style:family="text">
      <style:text-properties officeooo:rsid="0021984f"/>
    </style:style>
    <style:style style:name="T5" style:family="text">
      <style:text-properties officeooo:rsid="0024be12"/>
    </style:style>
    <style:style style:name="T6" style:family="text">
      <style:text-properties fo:language="en" fo:country="US"/>
    </style:style>
    <style:style style:name="T7" style:family="text">
      <style:text-properties fo:language="en" fo:country="US" officeooo:rsid="00398ab9"/>
    </style:style>
    <style:style style:name="T8" style:family="text">
      <style:text-properties fo:language="en" fo:country="US" officeooo:rsid="003bf280"/>
    </style:style>
    <style:style style:name="T9" style:family="text">
      <style:text-properties fo:language="en" fo:country="US" officeooo:rsid="003d4600"/>
    </style:style>
    <style:style style:name="T10" style:family="text">
      <style:text-properties fo:font-variant="normal" fo:text-transform="none" fo:color="#401b9c" loext:opacity="100%" style:font-name="udemy sans" fo:font-size="9.60000038146973pt" fo:letter-spacing="normal" fo:font-style="normal" fo:font-weight="normal"/>
    </style:style>
    <style:style style:name="T11" style:family="text">
      <style:text-properties fo:font-variant="normal" fo:text-transform="none" fo:color="#1c1d1f" loext:opacity="100%" style:font-name="udemy sans" fo:font-size="9.60000038146973pt" fo:letter-spacing="normal" fo:font-style="normal" fo:font-weight="normal"/>
    </style:style>
    <style:style style:name="T12" style:family="text">
      <style:text-properties officeooo:rsid="00255dc0"/>
    </style:style>
    <style:style style:name="T13" style:family="text">
      <style:text-properties officeooo:rsid="0028ddf4"/>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officeooo:rsid="002dbcc6"/>
    </style:style>
    <style:style style:name="T16" style:family="text">
      <style:text-properties officeooo:rsid="003197b9"/>
    </style:style>
    <style:style style:name="T17" style:family="text">
      <style:text-properties officeooo:rsid="003bf280"/>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ои лекции по Airflow</text:p>
      <table:table table:name="Таблица1" table:style-name="Таблица1">
        <table:table-column table:style-name="Таблица1.A"/>
        <table:table-column table:style-name="Таблица1.B"/>
        <table:table-row table:style-name="TableLine2895713460032">
          <table:table-cell table:style-name="Таблица1.A1" office:value-type="string">
            <text:p text:style-name="P14"><text:span text:style-name="T2">Раздел </text:span>1. </text:p>
          </table:table-cell>
          <table:table-cell table:style-name="Таблица1.B1" office:value-type="string">
            <text:p text:style-name="P3">Introduction</text:p>
          </table:table-cell>
        </table:table-row>
        <table:table-row table:style-name="TableLine2895709922960">
          <table:table-cell table:style-name="Таблица1.A2" office:value-type="string">
            <text:p text:style-name="P15">Основные разделы курса</text:p>
          </table:table-cell>
          <table:table-cell table:style-name="Таблица1.B2" office:value-type="string">
            <text:p text:style-name="P2"/>
          </table:table-cell>
        </table:table-row>
        <table:table-row table:style-name="TableLine2895709924688">
          <table:table-cell table:style-name="Таблица1.A3" office:value-type="string">
            <text:p text:style-name="P7">Привет, добро пожаловать на курс, давайте немного поговорим о вашем путешествии по этому курсу.</text:p>
            <text:p text:style-name="P7"><text:s/></text:p>
            <text:p text:style-name="P8"><text:span text:style-name="T5">Я</text:span> раздели<text:span text:style-name="T5">ла</text:span> этот курс на три части.</text:p>
            <text:p text:style-name="P7"/>
            <text:p text:style-name="P7">Первая часть, которая будет самой важной, если вы начинающий <text:span text:style-name="T13">пользователь. </text:span><text:span text:style-name="T16">Э</text:span>то <text:span text:style-name="T1">о</text:span>сновы в этой части, мы собираемся узнать немного больше о том, в каком году <text:span text:style-name="T13">все началось</text:span>.</text:p>
            <text:p text:style-name="P7"/>
            <text:p text:style-name="P7">Мы собираемся узнать, что это такое, и как он соотносится с другими инструментами, которые они собираются установить и установите его локально на свой локальный компьютер, что даст нам основу для фактического начала разработки даги на вашей машине.</text:p>
            <text:p text:style-name="P7"/>
            <text:p text:style-name="P7">А потом поговорим об основных понятиях.</text:p>
            <text:p text:style-name="P7"/>
            <text:p text:style-name="P7"/>
            <text:p text:style-name="P7">Это все еще не варианты использования из реальной жизни.</text:p>
            <text:p text:style-name="P7"/>
            <text:p text:style-name="P7">Мы просто собираемся поговорить о концепциях воздушного потока, таких как задачи операторов Дага и, следовательно, аргументы зная, что это даст нам возможность позже заняться некоторыми реальными вариантами использования.</text:p>
            <text:p text:style-name="P7"/>
            <text:p text:style-name="P7">Следующий раздел - это, как я его называю, раздел разработки.</text:p>
            <text:p text:style-name="P7"/>
            <text:p text:style-name="P7">Раздел разработки посвящен тому, чтобы сделать вас разработчиком воздушного потока.</text:p>
            <text:p text:style-name="P7"/>
            <text:p text:style-name="P7">Вы собираетесь рассмотреть несколько примеров использования из реальной жизни, и они собираются изучить некоторые продвинутые концепции в потоке воздуха.</text:p>
            <text:p text:style-name="P7"/>
            <text:p text:style-name="P7">Итак, мы собираемся загрузить некоторые данные в хранилище данных, и мы собираемся запланировать свинину, используя воздушный поток.</text:p>
            <text:p text:style-name="P7"><text:soft-page-break/></text:p>
            <text:p text:style-name="P7">Вы также <text:span text:style-name="T13">будете</text:span> создавать собственные плагины и датчики, и мы узнаем, как тестировать воздушный поток даги и операторы.</text:p>
            <text:p text:style-name="P7"/>
            <text:p text:style-name="P7">В последнем разделе рассказывается, как воздушный поток работает на производстве.</text:p>
            <text:p text:style-name="P7"/>
            <text:p text:style-name="P7"/>
            <text:p text:style-name="P7">В этом разделе мы собираемся развернуть воздушный поток с другим исполнителем.</text:p>
            <text:p text:style-name="P7"/>
            <text:p text:style-name="P7">Они узнают больше о самих прокурорах, а мы узнаем о безопасности и различные аспекты безопасности, когда вам нужно развернуть воздушный поток.</text:p>
            <text:p text:style-name="P7"/>
            <text:p text:style-name="P7">А также ведение журнала, мониторинг и проверка ошибок.</text:p>
            <text:p text:style-name="P7"/>
            <text:p text:style-name="P7">Мы собираемся настроить все это с помощью других инструментов с открытым исходным кодом.</text:p>
            <text:p text:style-name="P7"/>
            <text:p text:style-name="P7">Таким образом, у вас есть полный комплект для воздушного потока, если вы хотите запустить его в производство.</text:p>
            <text:p text:style-name="P7"/>
            <text:p text:style-name="P7">Собственно, в конце мы поговорим о некоторых управляемых сервисах для воздушного потока.</text:p>
            <text:p text:style-name="P7"/>
            <text:p text:style-name="P7">И это, по сути, три основных компонента этого курса.</text:p>
            <text:p text:style-name="P7"/>
            <text:p text:style-name="P7">Итак, сначала основы.</text:p>
            <text:p text:style-name="P7"/>
            <text:p text:style-name="P7">Далее раздел разработки.</text:p>
            <text:p text:style-name="P7"/>
            <text:p text:style-name="P7">И наконец, воздушный поток в производстве.</text:p>
            <text:p text:style-name="P7"/>
            <text:p text:style-name="P7">Если вы знакомы с основными концепциями воздушного потока, такими как операторы и задачи Дага, то вы можете пропустите четвертый раздел, чтобы не повторять эти базовые концепции снова.</text:p>
            <text:p text:style-name="P7"/>
            <text:p text:style-name="P7">Но если вы в них не уверены, то однозначно рекомендую еще раз просмотреть эти несколько видео потому что вы можете быть уверены, что хорошо понимаете эти <text:soft-page-break/>концепции.</text:p>
            <text:p text:style-name="P7"/>
            <text:p text:style-name="P7">Отлично.</text:p>
            <text:p text:style-name="P7"/>
            <text:p text:style-name="P7">Так что будем надеяться на ваше путешествие.</text:p>
            <text:p text:style-name="P7"/>
            <text:p text:style-name="P7">Я надеюсь, что вам это понравится, и дайте мне знать, если у вас возникнут вопросы в ходе курса.</text:p>
            <text:p text:style-name="P18">Я буду счастлива помочь вам.</text:p>
            <text:p text:style-name="P18">Пишите, если возникли у вас проблемы.</text:p>
            <text:p text:style-name="P18">Удачного изучения</text:p>
          </table:table-cell>
          <table:table-cell table:style-name="Таблица1.B3" office:value-type="string">
            <text:p text:style-name="P4">Hey, welcome to the course, let's talk about your journey in this course a bit.</text:p>
            <text:p text:style-name="P4"/>
            <text:p text:style-name="P4">Now, I could divide this course into three parts.</text:p>
            <text:p text:style-name="P4">The first part, which is going to be actually the most important if you are a beginner flu user, the basics in this part, we are going to learn a bit more about what year flu.</text:p>
            <text:p text:style-name="P4"/>
            <text:p text:style-name="P4">We are going to learn what it is, exactly, how it compares with other tools they are going to set up and install it locally on your local machine, which will give us the base to actually start developing dags on your machine.</text:p>
            <text:p text:style-name="P4"/>
            <text:p text:style-name="P4">And then we are going to talk about the basic concepts.</text:p>
            <text:p text:style-name="P4">These are still not real life use cases.</text:p>
            <text:p text:style-name="P4"/>
            <text:p text:style-name="P4">We are just going to talk about the concepts in airflow like Dag's operators tasks and therefore arguments knowing these will give us the power to actually tackle some real life use cases later.</text:p>
            <text:p text:style-name="P4"/>
            <text:p text:style-name="P4">The next section is the development section, as I call it.</text:p>
            <text:p text:style-name="P4">The development section is about making you an airflow developer.</text:p>
            <text:p text:style-name="P4"/>
            <text:p text:style-name="P4">You are going to tackle some real life use cases and they are going to learn some advanced concepts <text:s/>in airflow.</text:p>
            <text:p text:style-name="P4"/>
            <text:p text:style-name="P4">So we are going to load some data into a data warehouse and we are going to schedule a porkchops using airflow.</text:p>
            <text:p text:style-name="P4">You're also going to create custom plugins and sensors and we are going to learn how to test airflow dags and operators.</text:p>
            <text:p text:style-name="P4"><text:soft-page-break/></text:p>
            <text:p text:style-name="P4">The last section is how airflow works in production.</text:p>
            <text:p text:style-name="P4">In this section, we are going to deploy airflow with different executer.</text:p>
            <text:p text:style-name="P4">They are going to learn more about the prosecutors themselves and we are going to learn about security and the different aspects in security when you need to deploy airflow.</text:p>
            <text:p text:style-name="P4">Also, logging, monitoring and error checking.</text:p>
            <text:p text:style-name="P4"/>
            <text:p text:style-name="P4">We are going to set all these up with other open source tools.</text:p>
            <text:p text:style-name="P4"/>
            <text:p text:style-name="P4">So you have the complete package for airflow if you would like to put it into production.</text:p>
            <text:p text:style-name="P4"/>
            <text:p text:style-name="P4">Really, in the end, we are going to talk about some of the managed services for airflow.</text:p>
            <text:p text:style-name="P4">And these are basically the three main components of this course.</text:p>
            <text:p text:style-name="P4">So first, the basics.</text:p>
            <text:p text:style-name="P4">Next, the development section.</text:p>
            <text:p text:style-name="P4"/>
            <text:p text:style-name="P4">And then in the end, airflow in production.</text:p>
            <text:p text:style-name="P4">If you are familiar with the basic concepts in airflow like Dag's operators and tasks, then you can skip the Section four so you don't have to go through these basic concepts again.</text:p>
            <text:p text:style-name="P4"/>
            <text:p text:style-name="P4">But if you are not sure about them, then I definitely recommend going through these few videos again because you can make sure that you understand these concepts very well.</text:p>
            <text:p text:style-name="P4">All right.</text:p>
            <text:p text:style-name="P4">So let's hope for your journey.</text:p>
            <text:p text:style-name="P4"/>
            <text:p text:style-name="P4">I hope you will enjoy it a lot and let me know if you have any questions throughout the course.</text:p>
            <text:p text:style-name="P4">I'm happy to help you.</text:p>
            <text:p text:style-name="P4"><text:soft-page-break/>Debulking if you have any issues.</text:p>
            <text:p text:style-name="P4">Happy learning.</text:p>
            <text:p text:style-name="P7"/>
          </table:table-cell>
        </table:table-row>
        <table:table-row table:style-name="TableLine2895709924976">
          <table:table-cell table:style-name="Таблица1.A3" office:value-type="string">
            <text:p text:style-name="P19">Что такое Apache Airflow?</text:p>
          </table:table-cell>
          <table:table-cell table:style-name="Таблица1.B3" office:value-type="string">
            <text:p text:style-name="P4"><text:s/><text:span text:style-name="T2">What is Apache Airflow?</text:span></text:p>
          </table:table-cell>
        </table:table-row>
        <table:table-row table:style-name="TableLine2895709933040">
          <table:table-cell table:style-name="Таблица1.A3" office:value-type="string">
            <text:p text:style-name="P9"><text:span text:style-name="T2">Это </text:span>платформа с открытым исходным кодом <text:span text:style-name="T2">для </text:span>управления рабочими процессами, она позволяет вам определять рабочие процессы в форме направленных ациклических <text:span text:style-name="T3">графов</text:span> или <text:span text:style-name="T3">DAG </text:span>с использованием <text:span text:style-name="T3">Python</text:span>, питона, который действует как конфигурация для рабочего процесса.</text:p>
            <text:p text:style-name="P9"/>
            <text:p text:style-name="P9"><text:s/>Airflows, планирует и выполняет задачи, определенные в вашем рабочем процессе, в соответствии с указанными зависимостями.</text:p>
            <text:p text:style-name="P7"/>
            <text:p text:style-name="P7">Он хорошо масштабируется и может работать на большом количестве рабочих после того, как был первоначально запущен</text:p>
            <text:p text:style-name="P7">Airbnb в 2014 году, а в 2019 году он стал одним из самых престижных проектов в сфере недвижимости.</text:p>
            <text:p text:style-name="P7"/>
            <text:p text:style-name="P7">Усилия в основном используются инженерами и специалистами по обработке данных для обработки типов данных и машинного обучения трубопроводы.</text:p>
            <text:p text:style-name="P7"/>
            <text:p text:style-name="P7">Одним из примеров использования, над которым я работал ранее, был конвейер машинного обучения для Losh, косметики Компания.</text:p>
            <text:p text:style-name="P7"/>
            <text:p text:style-name="P7">Мы используем различные ресурсы на Google Cloud Platform для обучения модели классификации изображений, которую Лош</text:p>
            <text:p text:style-name="P7">можно использовать для распознавания своей продукции.</text:p>
            <text:p text:style-name="P7"/>
            <text:p text:style-name="P7">Мы создали реальный конвейер, который помог разработчикам подготовить данные, обучить и переобучить машину модель <text:soft-page-break/>обучения и другой пример использования, который я сделал для конвейера, у которого была тонна второстепенных заданий на одну</text:p>
            <text:p text:style-name="P7">степень, которая представляет собой хранилище данных и облако Google.</text:p>
            <text:p text:style-name="P7"/>
            <text:p text:style-name="P7">Эти школы связаны между собой и используют множество промежуточных столов.</text:p>
            <text:p text:style-name="P7"/>
            <text:p text:style-name="P7">Он должен сделать то же самое для многих факультетов, но с разными школами.</text:p>
            <text:p text:style-name="P7"/>
            <text:p text:style-name="P7">Итак, мы создали динамическую конфигурацию рабочего процесса.</text:p>
            <text:p text:style-name="P7"/>
            <text:p text:style-name="P7">Мы создали одинаковые рабочие процессы для разных отделов.</text:p>
            <text:p text:style-name="P7"/>
            <text:p text:style-name="P7">Затем этим отделам просто нужно было ввести свои оценки, а остальное позаботился сам конвейер например, зависимости между оценками и проверками достоверности данных.</text:p>
            <text:p text:style-name="P7"/>
            <text:p text:style-name="P7">Теперь мы знаем, что такое воздушный поток и для чего он используется.</text:p>
            <text:p text:style-name="P7"/>
            <text:p text:style-name="P7">Далее давайте посмотрим, как он соотносится с другими инструментами.</text:p>
          </table:table-cell>
          <table:table-cell table:style-name="Таблица1.B3" office:value-type="string">
            <text:p text:style-name="P10">But here is an open source workflow management platform, it allows you to define workflows in the form of directed acyclic <text:span text:style-name="T3">graf</text:span>s or <text:span text:style-name="T3">DAGs</text:span> using <text:span text:style-name="T3">Py</text:span>t<text:span text:style-name="T3">h</text:span>on, a <text:span text:style-name="T3">P</text:span>ython that acts as a configuration for a workflow. </text:p>
            <text:p text:style-name="P10"/>
            <text:p text:style-name="P10"/>
            <text:p text:style-name="P10"><text:span text:style-name="T2">A</text:span>irflows, schedules and executes tasks defined in your workflow following the specified dependencies.</text:p>
            <text:p text:style-name="P10">It is highly scalable and able to run on a large number of workers after it was originally started by Airbnb in 2014 and became a top level property project in 2019.</text:p>
            <text:p text:style-name="P10"/>
            <text:p text:style-name="P10"/>
            <text:p text:style-name="P10">Effort is mostly used by data engineers and data scientists for type data processing and machine learning pipelines.</text:p>
            <text:p text:style-name="P10"/>
            <text:p text:style-name="P10">One example use case that I worked on previously was a machine learning pipeline for Losh, the cosmetics company.</text:p>
            <text:p text:style-name="P10"/>
            <text:p text:style-name="P10">We use different resources on Google Cloud Platform to train an image classification model that Losh can use to recognize their products.</text:p>
            <text:p text:style-name="P4"/>
            <text:p text:style-name="P4">We built an actual pipeline which helped the developers prepare data, train and retrain the machine learning model and other use case I've done for the pipeline, which had a ton of second jobs to one degree, which is a data warehouse and Google <text:soft-page-break/>cloud.</text:p>
            <text:p text:style-name="P4"/>
            <text:p text:style-name="P4"/>
            <text:p text:style-name="P4">These schools are interconnected and use many staging tables.</text:p>
            <text:p text:style-name="P4">He has to do the same thing for many departments, but with different schools.</text:p>
            <text:p text:style-name="P4"/>
            <text:p text:style-name="P4">So we created a dynamic workflow configuration.</text:p>
            <text:p text:style-name="P4">We generated identical workflows for different departments.</text:p>
            <text:p text:style-name="P4"/>
            <text:p text:style-name="P4">These departments then just had to plug in their scores and the actual pipeline took care of the rest like dependencies between the scores and the data validation checks.</text:p>
            <text:p text:style-name="P4"/>
            <text:p text:style-name="P4">Now we know what airflow is and what it's used for.</text:p>
            <text:p text:style-name="P4">Next, let's see how it compares with other tools.</text:p>
            <text:p text:style-name="P4"/>
          </table:table-cell>
        </table:table-row>
        <table:table-row table:style-name="TableLine2895709923824">
          <table:table-cell table:style-name="Таблица1.A3" office:value-type="string">
            <text:p text:style-name="P16">Сравнение Airflow <text:s/>с другими инструментами</text:p>
          </table:table-cell>
          <table:table-cell table:style-name="Таблица1.B3" office:value-type="string">
            <text:p text:style-name="P17">Comparing Airflow to Other Tools</text:p>
          </table:table-cell>
        </table:table-row>
        <table:table-row table:style-name="TableLine2895709920368">
          <table:table-cell table:style-name="Таблица1.A3" office:value-type="string">
            <text:p text:style-name="P11">Airflow обычно сравнивают с Apache, <text:span text:style-name="T4">Oozie</text:span> и <text:span text:style-name="T4">Azkaban</text:span>, обоими <text:span text:style-name="T4">Oozie</text:span> и <text:span text:style-name="T4">Azkaban</text:span> наших рабочих процессах,</text:p>
            <text:p text:style-name="P9"/>
            <text:p text:style-name="P9">Оба Coachella написаны на Java для задержек.</text:p>
            <text:p text:style-name="P9"/>
            <text:p text:style-name="P9">Они работают с заданиями HFS, Hive, Pake и Mapu.</text:p>
            <text:p text:style-name="P9"/>
            <text:p text:style-name="P9">Однако им не хватает интеграции с другими сервисами, в частности с облачными провайдерами, также вы должны написать свой конвейер.</text:p>
            <text:p text:style-name="P9"/>
            <text:p text:style-name="P9">Java и XML, а также у Cabonne есть собственный язык под названием Hudood DSL.</text:p>
            <text:p text:style-name="P9"/>
            <text:p text:style-name="P9">Сообщество с открытым исходным кодом Airflow во много раз больше, чем у всех Zeroscape.</text:p>
            <text:p text:style-name="P9"><text:soft-page-break/>Он также имеет более развитый пользовательский интерфейс и лучшую интеграцию со службами, не основанными на Hadoop.</text:p>
            <text:p text:style-name="P9">В целом, воздушные потоки кажутся лучшим решением на рынке, которое вы можете выбрать при планировании.</text:p>
          </table:table-cell>
          <table:table-cell table:style-name="Таблица1.B3" office:value-type="string">
            <text:p text:style-name="P12">Airflow is usually compared to Apache, <text:span text:style-name="T4">Oozie</text:span> and <text:span text:style-name="T4">Azkaban</text:span>, both <text:span text:style-name="T4">Oozie</text:span> and <text:span text:style-name="T4">Azkaban</text:span> them on our workflows,</text:p>
            <text:p text:style-name="P4">Coachella's both of them are written in Java for Hold-Up Jobs.</text:p>
            <text:p text:style-name="P4"/>
            <text:p text:style-name="P4">They work with HFS, Hive, Pake and Mapu jobs.</text:p>
            <text:p text:style-name="P4">However, they lack integration with other services, specifically with cloud providers, also requires you to write your pipelining.</text:p>
            <text:p text:style-name="P4"/>
            <text:p text:style-name="P4">Java and XML, while also Cabonne has its own language called Hudood DSL.</text:p>
            <text:p text:style-name="P4"/>
            <text:p text:style-name="P4">Airflow has many times larger open source community than all zeroscape on.</text:p>
            <text:p text:style-name="P4"><text:soft-page-break/>It also has a more developed user interface and better integration with non Hadoop based services.</text:p>
            <text:p text:style-name="P4">Overall, airflows seems like the best solution on the market that you can choose for across scheduling.</text:p>
          </table:table-cell>
        </table:table-row>
        <table:table-row table:style-name="TableLine2895709923248">
          <table:table-cell table:style-name="Таблица1.A3" office:value-type="string">
            <text:p text:style-name="P6">Треб<text:span text:style-name="T13">уемые знания</text:span> к курсу</text:p>
          </table:table-cell>
          <table:table-cell table:style-name="Таблица1.B3" office:value-type="string">
            <text:p text:style-name="P5">Course Prerequisites</text:p>
          </table:table-cell>
        </table:table-row>
        <table:table-row table:style-name="TableLine2895709925552">
          <table:table-cell table:style-name="Таблица1.A3" office:value-type="string">
            <text:p text:style-name="P11">Этот курс требует от вас следующих условий:</text:p>
            <text:p text:style-name="P11"><text:s text:c="4"/></text:p>
            <text:p text:style-name="P11">Некоторый опыт программирования на Python</text:p>
            <text:p text:style-name="P11"><text:s text:c="4"/></text:p>
            <text:p text:style-name="P11">Некоторый опыт работы с SQL (используется только в разделах 4 и 6)</text:p>
            <text:p text:style-name="P11"><text:s text:c="4"/></text:p>
            <text:p text:style-name="P11">Менеджер виртуальной среды, например </text:p>
            <text:p text:style-name="P11">conda установлена ​​на вашем компьютере</text:p>
            <text:p text:style-name="P11"><text:s text:c="4"/></text:p>
            <text:p text:style-name="P11">Docker Desktop или Docker Engine, установленный на вашем компьютере (используется только в разделе 8)</text:p>
            <text:p text:style-name="P11">Базовое знакомство с текстовым редактором vim (используется только в разделе 8)</text:p>
            <text:p text:style-name="P11"/>
            <text:p text:style-name="P11">Вы можете найти весь исходный код этого курса на Github: <text:span text:style-name="T14">https://github.com/alexandraabbas/apache-airflow-course</text:span></text:p>
            <text:p text:style-name="P11"/>
            <text:p text:style-name="P11">Вы можете установить conda отсюда: https://docs.conda.io/projects/conda/en/latest/user-guide/install/</text:p>
            <text:p text:style-name="P11"/>
            <text:p text:style-name="P11">Вы можете установить Docker отсюда: <text:a xlink:type="simple" xlink:href="https://docs.docker.com/desktop/" text:style-name="Internet_20_link" text:visited-style-name="Visited_20_Internet_20_Link">https://docs.docker.com/desktop/</text:a></text:p>
            <text:p text:style-name="P11"/>
            <text:p text:style-name="P11">Кроме того, не волнуйтесь, если вы не очень хорошо знакомы с Python, <text:s/>Docker или vim. Я стараюсь сделать все лекции легкими для понимания.</text:p>
          </table:table-cell>
          <table:table-cell table:style-name="Таблица1.B3" office:value-type="string">
            <text:p text:style-name="P4">This course requires you the following prerequisites:</text:p>
            <text:list xml:id="list2427826145" text:style-name="L1">
              <text:list-item>
                <text:p text:style-name="P31">Some experience with Python programming</text:p>
              </text:list-item>
              <text:list-item>
                <text:p text:style-name="P31">Some experience with SQL (only used in Section 4 and 6)</text:p>
              </text:list-item>
              <text:list-item>
                <text:p text:style-name="P31">Virtual environment manager e.g. conda installed on your machine</text:p>
              </text:list-item>
              <text:list-item>
                <text:p text:style-name="P31">Docker Desktop or Docker Engine installed on your machine (only used in Section 8)</text:p>
              </text:list-item>
              <text:list-item>
                <text:p text:style-name="P31">Basic familiarity with the vim text editor (only used in Section 8)</text:p>
              </text:list-item>
            </text:list>
            <text:p text:style-name="P4">You can find the entire source code for this course on Github: <text:a xlink:type="simple" xlink:href="https://github.com/alexandraabbas/apache-airflow-course" office:target-frame-name="_blank" xlink:show="new" text:style-name="Internet_20_link" text:visited-style-name="Visited_20_Internet_20_Link">https://github.com/alexandraabbas/apache-airflow-course</text:a></text:p>
            <text:p text:style-name="P4">You can install conda from here: <text:a xlink:type="simple" xlink:href="https://docs.conda.io/projects/conda/en/latest/user-guide/install/" office:target-frame-name="_blank" xlink:show="new" text:style-name="Internet_20_link" text:visited-style-name="Visited_20_Internet_20_Link">https://docs.conda.io/projects/conda/en/latest/user-guide/install/</text:a></text:p>
            <text:p text:style-name="P4">You can install Docker from here: <text:a xlink:type="simple" xlink:href="https://docs.docker.com/desktop/" office:target-frame-name="_blank" xlink:show="new" text:style-name="Internet_20_link" text:visited-style-name="Visited_20_Internet_20_Link">https://docs.docker.com/desktop/</text:a></text:p>
            <text:p text:style-name="P4">Other than that, don't worry if you're not super familiar with Python, Docker or vim I'm trying to make all lectures easy to follow.</text:p>
            <text:p text:style-name="P12"/>
          </table:table-cell>
        </table:table-row>
        <table:table-row table:style-name="TableLine2895709920944">
          <table:table-cell table:style-name="Таблица1.A3" office:value-type="string">
            <text:p text:style-name="P20">Установка виртуального окружения.</text:p>
          </table:table-cell>
          <table:table-cell table:style-name="Таблица1.B3" office:value-type="string">
            <text:p text:style-name="P21">Extraa: Install Conda(Virtual Eviroment Manadger)</text:p>
          </table:table-cell>
        </table:table-row>
        <table:table-row table:style-name="TableLine2895709919792">
          <table:table-cell table:style-name="Таблица1.A3" office:value-type="string">
            <text:p text:style-name="P11">В этой лекции я покажу вам, как установить QandA, который представляет собой пакет и общую среду управляющий делами.</text:p>
            <text:p text:style-name="P11"/>
            <text:p text:style-name="P11">Причина, по которой нам нужен QandA, заключается в том, что мы хотели бы создать отдельную среду для нашей установки воздушного потока.</text:p>
            <text:p text:style-name="P11"/>
            <text:p text:style-name="P11"><text:soft-page-break/>Возможен случай, когда пакеты, уже установленные на вашем компьютере, конфликтуют с пакетами что мы собираемся установить.</text:p>
            <text:p text:style-name="P11"/>
            <text:p text:style-name="P11">Поэтому мы хотели бы выделить их в отдельную среду.</text:p>
            <text:p text:style-name="P11"/>
            <text:p text:style-name="P11">Мы собираемся использовать это для создания этой среды здесь.</text:p>
            <text:p text:style-name="P11"/>
            <text:p text:style-name="P11">Я открыл документацию по кондоминиуму.</text:p>
            <text:p text:style-name="P11"/>
            <text:p text:style-name="P11"/>
            <text:p text:style-name="P11">Это дает вам два варианта установки мини-кондоминиума или кондоминиума.</text:p>
            <text:p text:style-name="P11"/>
            <text:p text:style-name="P11"/>
            <text:p text:style-name="P11">Так много кондоминиумов - это уменьшенная версия, которая включает только кондоминиум.</text:p>
            <text:p text:style-name="P11"/>
            <text:p text:style-name="P11"/>
            <text:p text:style-name="P11">Менеджер пакетов и окружения.</text:p>
            <text:p text:style-name="P11"/>
            <text:p text:style-name="P11"/>
            <text:p text:style-name="P11">Anakonda - это более крупный пакет, который поставляется с QandA и дополнительными пакетами для обработки данных, такими как Jupiter,</text:p>
            <text:p text:style-name="P11"/>
            <text:p text:style-name="P11"/>
            <text:p text:style-name="P11">Нордберг, Сипах, Кампай и тому подобное.</text:p>
            <text:p text:style-name="P11"/>
            <text:p text:style-name="P11"/>
            <text:p text:style-name="P11">Итак, пока мы будем устанавливать только Minniecon, потому что в этом курсе мы используем только Quando.</text:p>
            <text:p text:style-name="P11"/>
            <text:p text:style-name="P11"/>
            <text:p text:style-name="P11">Так что просто нажмите Minniecon, установщик для Mako.</text:p>
            <text:p text:style-name="P11"/>
            <text:p text:style-name="P11"/>
            <text:p text:style-name="P11">Кстати, ссылку на эту документацию я включу в описание видео.</text:p>
            <text:p text:style-name="P11"/>
            <text:p text:style-name="P11"/>
            <text:p text:style-name="P11">Итак, здесь у нас есть два варианта.</text:p>
            <text:p text:style-name="P11"/>
            <text:p text:style-name="P11"/>
            <text:p text:style-name="P11">Мы можем установить установщик Besch или установщик упаковки, который является <text:soft-page-break/>визуальным.</text:p>
            <text:p text:style-name="P11"/>
            <text:p text:style-name="P11"/>
            <text:p text:style-name="P11">Я иду за визуальным установщиком.</text:p>
            <text:p text:style-name="P11"/>
            <text:p text:style-name="P11"/>
            <text:p text:style-name="P11">Был установлен просто нажмите на установленный пакет.</text:p>
            <text:p text:style-name="P11"/>
            <text:p text:style-name="P11"/>
            <text:p text:style-name="P11">Возможно, я просто пройду через этот визуальный установщик и приму все настройки по умолчанию.</text:p>
            <text:p text:style-name="P11"/>
            <text:p text:style-name="P11"/>
            <text:p text:style-name="P11">Согласен с соглашением и все еще только для меня, чтобы продолжить и просто установить.</text:p>
            <text:p text:style-name="P11"/>
            <text:p text:style-name="P11"/>
            <text:p text:style-name="P11">Хорошо, когда он будет готов, просто нажмите "Закрыть" и переместите его в корзину, чтобы проверить наш</text:p>
            <text:p text:style-name="P11"/>
            <text:p text:style-name="P11"/>
            <text:p text:style-name="P11">установка кондей.</text:p>
            <text:p text:style-name="P11"/>
            <text:p text:style-name="P11"/>
            <text:p text:style-name="P11">Давайте откроем окно терминала в окне терминала, чтобы проверить установку нашего кондоминиума.</text:p>
            <text:p text:style-name="P11"/>
            <text:p text:style-name="P11"/>
            <text:p text:style-name="P11">Мы построили одну кондоминиум.</text:p>
            <text:p text:style-name="P11"/>
            <text:p text:style-name="P11"/>
            <text:p text:style-name="P11">Я запускаю эту команду в четырех дишдашах, в которых будет отображаться текущая среда, видя</text:p>
            <text:p text:style-name="P11"/>
            <text:p text:style-name="P11"/>
            <text:p text:style-name="P11">condo по умолчанию, condo, создайте единую среду под названием base, которую вы можете увидеть здесь, единственное</text:p>
            <text:p text:style-name="P11"/>
            <text:p text:style-name="P11">среда в настоящее время является базовой средой.</text:p>
            <text:p text:style-name="P11"/>
            <text:p text:style-name="P11">Вы также можете увидеть место установки многих кондоминиумов.</text:p>
            <text:p text:style-name="P11"/>
            <text:p text:style-name="P11">Отлично.</text:p>
            <text:p text:style-name="P11"/>
            <text:p text:style-name="P11"><text:soft-page-break/>Мы установили кондоминиум.</text:p>
            <text:p text:style-name="P11"/>
            <text:p text:style-name="P11">Теперь мы можем использовать его для создания среды для нашего проекта воздушного потока.</text:p>
            <text:p text:style-name="P11"/>
            <text:p text:style-name="P11"/>
            <text:p text:style-name="P11">Мы создадим среду позже, когда фактически установим воздушный поток.</text:p>
            <text:p text:style-name="P11"/>
            <text:p text:style-name="P11">Отлично.</text:p>
            <text:p text:style-name="P11"/>
            <text:p text:style-name="P11">Это все для этого видео.</text:p>
            <text:p text:style-name="P11"/>
            <text:p text:style-name="P11">Увидимся в следующем.</text:p>
          </table:table-cell>
          <table:table-cell table:style-name="Таблица1.B3" office:value-type="string">
            <text:p text:style-name="P4">In this lecture, I'm going to show you how to install a QandA, which is a package and mutual environment manager.</text:p>
            <text:p text:style-name="P13">The reason we need QandA is because we would like to create a separate environment for our airflow installation.</text:p>
            <text:p text:style-name="P13">There might be a case that the packages already installed on your machine are conflicting with the <text:soft-page-break/>packages that we are going to install.</text:p>
            <text:p text:style-name="P4"/>
            <text:p text:style-name="P4">So we would like to separate them in the separate environment.</text:p>
            <text:p text:style-name="P4">We are going to use that to create this environment here.</text:p>
            <text:p text:style-name="P4"/>
            <text:p text:style-name="P4">I opened up the condo documentation.</text:p>
            <text:p text:style-name="P4">It gives you two options to install a mini condo or on a condo.</text:p>
            <text:p text:style-name="P4">So many condo is a smaller version, which only includes condo.</text:p>
            <text:p text:style-name="P4">The package and environment manager.</text:p>
            <text:p text:style-name="P4">Anakonda is a larger package that comes with QandA and with extra data science packages like Jupiter,</text:p>
            <text:p text:style-name="P4">Nordberg and Sipah and Kampai and stuff like that.</text:p>
            <text:p text:style-name="P4">So we will only install Minniecon the for now because we only use Quando in this course.</text:p>
            <text:p text:style-name="P4">So just click on Minniecon, the installer for Mako's.</text:p>
            <text:p text:style-name="P4">By the way, I will include the link for this documentation in the description of the video.</text:p>
            <text:p text:style-name="P4">So here we have two options.</text:p>
            <text:p text:style-name="P4">We can install the Besch installer or the packaging installer, which is the visual one.</text:p>
            <text:p text:style-name="P4">I'm going for the visual installer.</text:p>
            <text:p text:style-name="P4">Was installed just click on the installed package.</text:p>
            <text:p text:style-name="P4">You're maybe I'll just go through this visually installer and just accept all the default settings.</text:p>
            <text:p text:style-name="P4">Agreed to the agreement and still only for me to continue and just install.</text:p>
            <text:p text:style-name="P4">All right, when it's finished, just click close and move it to the trash in order to validate our</text:p>
            <text:p text:style-name="P4">condo installation.</text:p>
            <text:p text:style-name="P4">Let's open a terminal window in the terminal window in order to validate our condo installation.</text:p>
            <text:p text:style-name="P4">We built one a condo command.</text:p>
            <text:p text:style-name="P4">I'm running this command condo in four dishdasha, which will list the current environment, seeing</text:p>
            <text:p text:style-name="P4">condo by default, condo, create a single environment <text:soft-page-break/>called base, which you can see here, the only</text:p>
            <text:p text:style-name="P4">environment currently is the base environment.</text:p>
            <text:p text:style-name="P4">You can also see the installation location of many condo.</text:p>
            <text:p text:style-name="P4">All right.</text:p>
            <text:p text:style-name="P4">We have installed a condo.</text:p>
            <text:p text:style-name="P4">Now we can use it to create an environment for our airflow project.</text:p>
            <text:p text:style-name="P4">We will create the environment later when we actually install airflow.</text:p>
            <text:p text:style-name="P4">All right.</text:p>
            <text:p text:style-name="P4">That's all for this video.</text:p>
            <text:p text:style-name="P4">See you in the next one.</text:p>
            <text:p text:style-name="P4"/>
          </table:table-cell>
        </table:table-row>
        <table:table-row table:style-name="TableLine2895709925840">
          <table:table-cell table:style-name="Таблица1.A3" office:value-type="string">
            <text:p text:style-name="P22">Раздел 2</text:p>
          </table:table-cell>
          <table:table-cell table:style-name="Таблица1.B3" office:value-type="string">
            <text:p text:style-name="P4"/>
          </table:table-cell>
        </table:table-row>
        <table:table-row table:style-name="TableLine2895709926704">
          <table:table-cell table:style-name="Таблица1.A3" office:value-type="string">
            <text:p text:style-name="P22">Airflow has four main components.</text:p>
            <text:p text:style-name="P22"/>
            <text:p text:style-name="P22"/>
            <text:p text:style-name="P22">These are the Web server, the scheduler, the executer and the metadata database, airflows web server provides the graphical user interface.</text:p>
            <text:p text:style-name="P22"/>
            <text:p text:style-name="P22"/>
            <text:p text:style-name="P22">It's a flask application that allows you to monitor and interpret your workflows as it shows if that</text:p>
            <text:p text:style-name="P22">one was successful or failed, it also shows the logs so you can start debugging via the UI effort.</text:p>
            <text:p text:style-name="P22"/>
            <text:p text:style-name="P22"/>
            <text:p text:style-name="P22"/>
            <text:p text:style-name="P22"/>
            <text:p text:style-name="P22">Scheduler is responsible for triggering workflows and tasks it monitors.</text:p>
            <text:p text:style-name="P22"/>
            <text:p text:style-name="P22">Task was in order to know if the dependencies are meant to trigger.</text:p>
            <text:p text:style-name="P22"/>
            <text:p text:style-name="P22">The next one is also responsible for staying in sync with the folder where the decks are stored such that it can pick up new tags or code changes.</text:p>
            <text:p text:style-name="P22"/>
            <text:p text:style-name="P22">If the scheduler notices that the task needs to be triggered, it will it to the executer, which will run the task.</text:p>
            <text:p text:style-name="P22"/>
            <text:p text:style-name="P22"/>
            <text:p text:style-name="P22">So the executer is responsible for actually running a task.</text:p>
            <text:p text:style-name="P22"/>
            <text:p text:style-name="P22"/>
            <text:p text:style-name="P22"><text:soft-page-break/>It figures out how verka resources should be managed and which workers should execute each task.</text:p>
            <text:p text:style-name="P22"/>
            <text:p text:style-name="P22">There are several types of executer for different use cases, which we will cover later in the course.</text:p>
            <text:p text:style-name="P22"/>
            <text:p text:style-name="P22">High level, you need different executables for different worker resources, so you need a different executer when airflow has multiple workers versus a single machine.</text:p>
            <text:p text:style-name="P22"/>
            <text:p text:style-name="P22"/>
            <text:p text:style-name="P22">The metadata database is a relational database where the scheduler and the workers rights status updates about Tosk execution.</text:p>
            <text:p text:style-name="P22"><text:s text:c="2"/></text:p>
            <text:p text:style-name="P22"/>
            <text:p text:style-name="P22">For example, the scheduler updates task status to scheduled when it has to be passed to the executer.</text:p>
            <text:p text:style-name="P22"/>
            <text:p text:style-name="P22">The executer collects tasks with schedule status and allocates them to workers.</text:p>
            <text:p text:style-name="P22"/>
            <text:p text:style-name="P22"/>
            <text:p text:style-name="P22">Once allocated, it updates the task status.</text:p>
            <text:p text:style-name="P22"/>
            <text:p text:style-name="P22"/>
            <text:p text:style-name="P22">The database also stores the information about Dag's rivals and connections he will cover.</text:p>
            <text:p text:style-name="P22"/>
            <text:p text:style-name="P22"/>
            <text:p text:style-name="P22">While these are in a couple of lessons, airflows UI allows you to create the metadata database as well.</text:p>
            <text:p text:style-name="P22"/>
            <text:p text:style-name="P22">Now that we know the components of airflow, we are ready to install and run them.</text:p>
          </table:table-cell>
          <table:table-cell table:style-name="Таблица1.B3" office:value-type="string">
            <text:p text:style-name="P4">Воздушный поток состоит из четырех основных компонентов.<text:line-break/><text:line-break/>Это веб-сервер, планировщик, исполнитель и база данных метаданных, веб-сервер airflows<text:line-break/>предоставляет графический пользовательский интерфейс.<text:line-break/><text:line-break/>Это приложение flask, которое позволяет вам отслеживать и интерпретировать ваши рабочие процессы, поскольку оно показывает, что один из них был успешным или неудачным, он также показывает журналы, чтобы вы могли начать отладку с помощью пользовательского интерфейса.<text:line-break/><text:line-break/>Планировщик отвечает за запуск рабочих процессов и задач, которые он отслеживает.<text:line-break/><text:line-break/>Задача состояла в том, чтобы узнать, предназначены ли зависимости для запуска.<text:line-break/><text:line-break/>Следующий также отвечает за синхронизацию с папкой, в которой хранятся колоды, например что он может улавливать новые теги или изменения кода.<text:line-break/><text:line-break/>Если планировщик заметит, что задача должна быть запущена, он передаст ее исполнителю, который будет запустите задачу.<text:line-break/><text:line-break/>Таким образом, исполнитель несет ответственность за фактическое выполнение задачи.<text:line-break/><text:line-break/><text:soft-page-break/>Он определяет, как следует управлять ресурсами verka и какие работники должны выполнять каждую задачу.<text:line-break/><text:line-break/>Существует несколько типов исполнителей для различных вариантов использования, которые мы рассмотрим позже в этом курсе.<text:line-break/><text:line-break/>Высокий уровень, вам нужны разные исполняемые файлы для разных рабочих ресурсов, поэтому вам нужен другой<text:line-break/>исполнитель, когда airflow имеет несколько рабочих по сравнению с одной машиной.<text:line-break/><text:line-break/>База данных метаданных представляет собой реляционную базу данных, в которой обновляется статус планировщика и прав работников о <text:span text:style-name="T15">выполнении</text:span> Тоск.<text:line-break/><text:line-break/>Например, планировщик обновляет статус задачи до запланированного, когда она должна быть передана исполнителю.<text:line-break/><text:line-break/>Исполнитель собирает задачи со статусом расписания и распределяет их между работниками.<text:line-break/><text:line-break/>После выделения он обновляет статус задачи.<text:line-break/><text:line-break/>В базе данных также хранится информация о конкурентах Dag и связях, которые он будет покрывать.<text:line-break/><text:line-break/>Хотя это описано в нескольких уроках, пользовательский интерфейс airflows также позволяет создавать базу данных метаданных.<text:line-break/>Теперь, когда мы знаем компоненты airflow, мы готовы установить и запустить их.</text:p>
          </table:table-cell>
        </table:table-row>
        <table:table-row table:style-name="TableLine2895709929872">
          <table:table-cell table:style-name="Таблица1.A3" office:value-type="string">
            <text:p text:style-name="P28"/>
          </table:table-cell>
          <table:table-cell table:style-name="Таблица1.B3" office:value-type="string">
            <text:p text:style-name="P4"/>
            <text:p text:style-name="P4"><text:line-break/></text:p>
          </table:table-cell>
        </table:table-row>
        <table:table-row table:style-name="TableLine2895709920656">
          <table:table-cell table:style-name="Таблица1.A3" office:value-type="string">
            <text:p text:style-name="P22"/>
          </table:table-cell>
          <table:table-cell table:style-name="Таблица1.B3" office:value-type="string">
            <text:p text:style-name="P4"/>
          </table:table-cell>
        </table:table-row>
        <table:table-row table:style-name="TableLine2895709928720">
          <table:table-cell table:style-name="Таблица1.A3" office:value-type="string">
            <text:p text:style-name="P22"/>
          </table:table-cell>
          <table:table-cell table:style-name="Таблица1.B3" office:value-type="string">
            <text:p text:style-name="P4"/>
          </table:table-cell>
        </table:table-row>
        <table:table-row table:style-name="TableLine2895709923536">
          <table:table-cell table:style-name="Таблица1.A3" office:value-type="string">
            <text:p text:style-name="P22"/>
          </table:table-cell>
          <table:table-cell table:style-name="Таблица1.B3" office:value-type="string">
            <text:p text:style-name="P4"/>
          </table:table-cell>
        </table:table-row>
        <table:table-row table:style-name="TableLine2895709933328">
          <table:table-cell table:style-name="Таблица1.A3" office:value-type="string">
            <text:p text:style-name="P22"/>
          </table:table-cell>
          <table:table-cell table:style-name="Таблица1.B3" office:value-type="string">
            <text:p text:style-name="P4"/>
          </table:table-cell>
        </table:table-row>
        <text:soft-page-break/>
        <table:table-row table:style-name="TableLine2895709933616">
          <table:table-cell table:style-name="Таблица1.A3" office:value-type="string">
            <text:p text:style-name="P22"/>
          </table:table-cell>
          <table:table-cell table:style-name="Таблица1.B3" office:value-type="string">
            <text:p text:style-name="P4"/>
          </table:table-cell>
        </table:table-row>
        <table:table-row table:style-name="TableLine2895709927280">
          <table:table-cell table:style-name="Таблица1.A3" office:value-type="string">
            <text:p text:style-name="P24">Pat 3: Core Concepts in Apache Airflow/</text:p>
          </table:table-cell>
          <table:table-cell table:style-name="Таблица1.B3" office:value-type="string">
            <text:p text:style-name="P25">Раздел 3. Ключевые концепции в <text:span text:style-name="T6">Apache Aitflow/</text:span></text:p>
          </table:table-cell>
        </table:table-row>
        <table:table-row table:style-name="TableLine2895709927568">
          <table:table-cell table:style-name="Таблица1.A3" office:value-type="string">
            <text:p text:style-name="P11"><text:span text:style-name="T10">In this section, we are going to go through the core concepts in airflow that will give us a basis</text:span> <text:span text:style-name="T11">for creating more complex workflows later in the course.</text:span> </text:p>
            <text:p text:style-name="P11"/>
            <text:p text:style-name="P11"/>
            <text:p text:style-name="P11"/>
            <text:p text:style-name="P11"><text:span text:style-name="T11">Open up our working directory in your code, Edita.</text:span> </text:p>
            <text:p text:style-name="P11"><text:span text:style-name="T10">I'm using the code.</text:span> </text:p>
            <text:p text:style-name="P11"/>
            <text:p text:style-name="P11"/>
            <text:p text:style-name="P11"/>
          </table:table-cell>
          <table:table-cell table:style-name="Таблица1.B3" office:value-type="string">
            <text:p text:style-name="P23">В этом разделе мы рассмотрим основные концепции воздушного потока, которые дадут нам основу для создания более сложных рабочих процессов в дальнейшем.</text:p>
            <text:p text:style-name="P23"/>
            <text:p text:style-name="P23"><text:s text:c="2"/><text:span text:style-name="T12">Откроем нашу директорию с нашим кодом. Я буду использовать этот код.</text:span></text:p>
          </table:table-cell>
        </table:table-row>
        <table:table-row table:style-name="TableLine2895709926992">
          <table:table-cell table:style-name="Таблица1.A3" office:value-type="string">
            <text:p text:style-name="P11"/>
          </table:table-cell>
          <table:table-cell table:style-name="Таблица1.B3" office:value-type="string">
            <text:p text:style-name="P23"/>
          </table:table-cell>
        </table:table-row>
        <table:table-row table:style-name="TableLine2895709921808">
          <table:table-cell table:style-name="Таблица1.A3" office:value-type="string">
            <text:p text:style-name="P11"/>
          </table:table-cell>
          <table:table-cell table:style-name="Таблица1.B3" office:value-type="string">
            <text:p text:style-name="P23"/>
          </table:table-cell>
        </table:table-row>
        <table:table-row table:style-name="TableLine2895709921232">
          <table:table-cell table:style-name="Таблица1.A3" office:value-type="string">
            <text:p text:style-name="P11"/>
          </table:table-cell>
          <table:table-cell table:style-name="Таблица1.B3" office:value-type="string">
            <text:p text:style-name="P23"/>
          </table:table-cell>
        </table:table-row>
        <table:table-row table:style-name="TableLine2895709926128">
          <table:table-cell table:style-name="Таблица1.A3" office:value-type="string">
            <text:p text:style-name="P11"/>
          </table:table-cell>
          <table:table-cell table:style-name="Таблица1.B3" office:value-type="string">
            <text:p text:style-name="P23"/>
          </table:table-cell>
        </table:table-row>
        <table:table-row table:style-name="TableLine2895709927856">
          <table:table-cell table:style-name="Таблица1.A3" office:value-type="string">
            <text:p text:style-name="P11"/>
          </table:table-cell>
          <table:table-cell table:style-name="Таблица1.B3" office:value-type="string">
            <text:p text:style-name="P23"/>
          </table:table-cell>
        </table:table-row>
        <table:table-row table:style-name="TableLine2895709928144">
          <table:table-cell table:style-name="Таблица1.A3" office:value-type="string">
            <text:p text:style-name="P11"/>
          </table:table-cell>
          <table:table-cell table:style-name="Таблица1.B3" office:value-type="string">
            <text:p text:style-name="P23"/>
          </table:table-cell>
        </table:table-row>
        <table:table-row table:style-name="TableLine2895709928432">
          <table:table-cell table:style-name="Таблица1.A3" office:value-type="string">
            <text:p text:style-name="P11"/>
          </table:table-cell>
          <table:table-cell table:style-name="Таблица1.B3" office:value-type="string">
            <text:p text:style-name="P23"/>
          </table:table-cell>
        </table:table-row>
        <table:table-row table:style-name="TableLine2895709931312">
          <table:table-cell table:style-name="Таблица1.A3" office:value-type="string">
            <text:p text:style-name="P11"/>
          </table:table-cell>
          <table:table-cell table:style-name="Таблица1.B3" office:value-type="string">
            <text:p text:style-name="P23">Раздел 4</text:p>
          </table:table-cell>
        </table:table-row>
        <table:table-row table:style-name="TableLine2895709924112">
          <table:table-cell table:style-name="Таблица1.A3" office:value-type="string">
            <text:p text:style-name="P11"/>
          </table:table-cell>
          <table:table-cell table:style-name="Таблица1.B3" office:value-type="string">
            <text:p text:style-name="P4"/>
          </table:table-cell>
        </table:table-row>
        <table:table-row table:style-name="TableLine2895709934768">
          <table:table-cell table:style-name="Таблица1.A3" office:value-type="string">
            <text:p text:style-name="P26">Path 10 Install Airflow on Windows</text:p>
          </table:table-cell>
          <table:table-cell table:style-name="Таблица1.B3" office:value-type="string">
            <text:p text:style-name="P23">Раздел <text:span text:style-name="T7">10</text:span></text:p>
          </table:table-cell>
        </table:table-row>
        <table:table-row table:style-name="TableLine2895709921520">
          <table:table-cell table:style-name="Таблица1.A3" office:value-type="string">
            <text:p text:style-name="P27">In this video, I'm going to show you how to install airflow on windows, so on Windows, you</text:p>
            <text:p text:style-name="P27">have two options.</text:p>
            <text:p text:style-name="P27"/>
            <text:p text:style-name="P27">You either use W<text:span text:style-name="T8">S</text:span>L, which stands for Windows subsystem for Linux or you use Docker.</text:p>
            <text:p text:style-name="P27"/>
            <text:p text:style-name="P27"/>
            <text:p text:style-name="P27">Airflow contains libraries that only work on Linux or Mac. So that's why it's a bit tricky to install airflow on Windows. </text:p>
            <text:p text:style-name="P27"/>
            <text:p text:style-name="P27">So in this video, I'm going to show you how to use of Windows subsystem for Linux, how to download that and how to install airflow within that subsystem.</text:p>
            <text:p text:style-name="P27"/>
            <text:p text:style-name="P27"><text:soft-page-break/>So this subsystem will give you a command line, a Linux command line that you can use.</text:p>
            <text:p text:style-name="P27">And also it will be able to access files in your Windows file system so we can store our tags on our</text:p>
            <text:p text:style-name="P27">Windows machine and you can edit those files on the Windows file system from the Windows file system,</text:p>
            <text:p text:style-name="P27">but then we can use them from the Linux subsystem.</text:p>
            <text:p text:style-name="P27">So installing Docker can be a bit tricky on Windows as well.</text:p>
            <text:p text:style-name="P27">So I recommend using the Windows subsystem for Linux to install Airflow Windows as a first step.</text:p>
            <text:p text:style-name="P27">Let's open the Windows power show as an administrator.</text:p>
            <text:p text:style-name="P27">So, right, click and run as administrator.</text:p>
            <text:p text:style-name="P27">So here we are going to enable the Windows subsystem for Linux feature on this machine because it's</text:p>
            <text:p text:style-name="P27">not a default feature that is available on Windows.</text:p>
            <text:p text:style-name="P27">Let's run this command.</text:p>
            <text:p text:style-name="P27">All right, so now the anybody's feature in order, this feature to take effect, the need to restart</text:p>
            <text:p text:style-name="P27">our machine.</text:p>
            <text:p text:style-name="P27">So now I'm going to restart my machine.</text:p>
            <text:p text:style-name="P27">All right.</text:p>
            <text:p text:style-name="P27">We starting my machine now, we enabled the Windows subsystem for Linux.</text:p>
            <text:p text:style-name="P27">Next, let's create a folder for airflow.</text:p>
            <text:p text:style-name="P27">This is going to be our airflow home directory where we will store all our dags and plug ins effluvia.</text:p>
            <text:p text:style-name="P27">Read this folder and we load the desks from this home folder.</text:p>
            <text:p text:style-name="P27">So I'm going to put it on the user's Alexa and I'm going to create a new folder here.</text:p>
            <text:p text:style-name="P27">I'm going to call it Affeldt.</text:p>
            <text:p text:style-name="P27">All right, now we can install Ubuntu, which is a Linux distro.</text:p>
            <text:p text:style-name="P27">So I opened up the Microsoft store, I'm going to link to this page in the description of the video</text:p>
            <text:p text:style-name="P27">so you can install this for free from the Microsoft store.</text:p>
            <text:p text:style-name="P27">So it is click get.</text:p>
            <text:p text:style-name="P27">OK, so now let's launch into.</text:p>
            <text:p text:style-name="P27">So it says it's still installing and it might take a few minutes more.</text:p>
            <text:p text:style-name="P27">All right.</text:p>
            <text:p text:style-name="P27">It finished installing.</text:p>
            <text:p text:style-name="P27">So first it will ask us to create a username and <text:soft-page-break/>password.</text:p>
            <text:p text:style-name="P27">It's important to remember both the username and password because for some commands for us to be able</text:p>
            <text:p text:style-name="P27">to run, it will ask for the password.</text:p>
            <text:p text:style-name="P27">So I'm going to create a username.</text:p>
            <text:p text:style-name="P27">Outflux and password is going to be airflow as well.</text:p>
            <text:p text:style-name="P27">All right, amazing.</text:p>
            <text:p text:style-name="P27">So now we have a user called airflow, first, let's run an update and upgrade to make sure that everything</text:p>
            <text:p text:style-name="P27">is up to date.</text:p>
            <text:p text:style-name="P27">So when we use pseudo, it will ask for the password.</text:p>
            <text:p text:style-name="P27">OK, it's finished upgrading and updating widely for the Windows five system is mounted to Linux in</text:p>
            <text:p text:style-name="P27">the mound folder or M.A. folder, and this can cause issues later.</text:p>
            <text:p text:style-name="P27">So we are going to change how the Windows file system is mounted.</text:p>
            <text:p text:style-name="P27">In order to change how Windows is mounted to Linux, we need to open up a configuration file.</text:p>
            <text:p text:style-name="P27">So this is the WSO to confine.</text:p>
            <text:p text:style-name="P27">It might be that it doesn't exist on your Linux system.</text:p>
            <text:p text:style-name="P27">So then we will create a new file and we will add a few lines to change the amount configuration.</text:p>
            <text:p text:style-name="P27">So we are going to edit this file through the command line.</text:p>
            <text:p text:style-name="P27">Nonno is a command line and Edita on Linux.</text:p>
            <text:p text:style-name="P27">So it's under EDC and the WUSA dot com file.</text:p>
            <text:p text:style-name="P27">So, as you can see, this is a new flyer for me.</text:p>
            <text:p text:style-name="P27">So I didn't have this file on my system.</text:p>
            <text:p text:style-name="P27">We will add three lines, which will basically override the modern configuration.</text:p>
            <text:p text:style-name="P27">All right, when you're done with your three lines, press control s, which will save the file and</text:p>
            <text:p text:style-name="P27">then control access to exit in order for this new configuration to take effect, we need to now sign</text:p>
            <text:p text:style-name="P27">out of windows and then sign again so you can just close this open window and then sign out and sign</text:p>
            <text:p text:style-name="P27">in again to your Windows account.</text:p>
            <text:p text:style-name="P27">All right, I signed in again.</text:p>
            <text:p text:style-name="P27">So now let's relaunch you want to.</text:p>
            <text:p text:style-name="P27">OK, so we are back to our Linux come line.</text:p>
            <text:p text:style-name="P27">In order to validate that our Linux system is mounted correctly and the mounting configuration changed.</text:p>
            <text:p text:style-name="P27">Let's change to this folder and I think we need to <text:soft-page-break/>go to folders up yet.</text:p>
            <text:p text:style-name="P27">And here you can see that we have this folder, A C, and this is where the Linux system is now.</text:p>
            <text:p text:style-name="P27">So we can access it via this C folder.</text:p>
            <text:p text:style-name="P27">All right.</text:p>
            <text:p text:style-name="P27">Let's go back to home and floor.</text:p>
            <text:p text:style-name="P27">Now, let's validate.</text:p>
            <text:p text:style-name="P27">If we're using install,</text:p>
            <text:p text:style-name="P27">just check the version.</text:p>
            <text:p text:style-name="P27">So, OK, by the three point eight is installed, that's going to work for us now.</text:p>
            <text:p text:style-name="P27">Let's install.</text:p>
            <text:p text:style-name="P27">Wild people installed, so that's validated by checking the version.</text:p>
            <text:p text:style-name="P27">No, we can install Apache airflow.</text:p>
            <text:p text:style-name="P27">We are going to install a few extra packages along with Apache airflow, so within airflow you can specify</text:p>
            <text:p text:style-name="P27">that you need some extra extra packages from airflow.</text:p>
            <text:p text:style-name="P27">So we are going to install GCP, which which stands for Google Cloud Platform, because we are going</text:p>
            <text:p text:style-name="P27">to use some GCP resources later in the course.</text:p>
            <text:p text:style-name="P27">We also install Steads, the which we are going to use for monitoring to collect some metrics from airflow.</text:p>
            <text:p text:style-name="P27">And we also install Centry Centry is for aero tracking later in the course.</text:p>
            <text:p text:style-name="P27">And we also specify the version.</text:p>
            <text:p text:style-name="P27">We choose one point ten point ten and just hit enter.</text:p>
            <text:p text:style-name="P27">OK, amazing, they have installed airflow along with the extra packages, they are going to install</text:p>
            <text:p text:style-name="P27">two extra packages, one of them is cryptography and the other one is bespoke.</text:p>
            <text:p text:style-name="P27">The reason is we are the reason we installed these is because we are going to use these later in the</text:p>
            <text:p text:style-name="P27">course.</text:p>
            <text:p text:style-name="P27">And a.</text:p>
            <text:p text:style-name="P27">Cryptography is used by airflow to encrypt passwords for connections, so, for example, a connection</text:p>
            <text:p text:style-name="P27">to Google Cloud platform is going to be encrypted by using cryptography.</text:p>
            <text:p text:style-name="P27">Let's install by sparkies where</text:p>
            <text:p text:style-name="P27">we installed the version two point four point five.</text:p>
            <text:p text:style-name="P27">Later in the course, we are going to have some Bispebjerg jobs that we are going to schedule using</text:p>
            <text:p text:style-name="P27">airflow.</text:p>
            <text:p text:style-name="P27">That's why we need Weisbach.</text:p>
            <text:p text:style-name="P27"><text:soft-page-break/>The next step is to set the airflow home variable.</text:p>
            <text:p text:style-name="P27">This is a very important step.</text:p>
            <text:p text:style-name="P27">So everyone uses this environment variable called airflow home to know where the drugs are stored,</text:p>
            <text:p text:style-name="P27">the various the airflow configuration file on your file system.</text:p>
            <text:p text:style-name="P27">It might be that you have severe airflow home for others.</text:p>
            <text:p text:style-name="P27">So it's quite important to send the right one.</text:p>
            <text:p text:style-name="P27">Also by the airflow uses the airflow home for their on their home as your default home folder.</text:p>
            <text:p text:style-name="P27">We can override this.</text:p>
            <text:p text:style-name="P27">And in this case we are going to override this because we are using a folder from our Linux file system.</text:p>
            <text:p text:style-name="P27">So upsettingly for those see, because that's where the Windows fire system is mounted on the users</text:p>
            <text:p text:style-name="P27">we have created, you have the folder in my name and then we have created A for the airflow.</text:p>
            <text:p text:style-name="P27">So this is the path that we are setting as airflow, whom you can add airflow home as a permanent environment,</text:p>
            <text:p text:style-name="P27">variable able to our system so you don't have to set it every time you interact with airflow, because</text:p>
            <text:p text:style-name="P27">otherwise if you would like to interact with airflow from your command line, then you will have to</text:p>
            <text:p text:style-name="P27">set this environment variable as we did before.</text:p>
            <text:p text:style-name="P27">But you can it to your Besch or C file and then it's going to be a permanent environment variable.</text:p>
            <text:p text:style-name="P27">I show you how to do it.</text:p>
            <text:p text:style-name="P27">So this Bengazi file contains configurations for your system, but we can add these here maybe.</text:p>
            <text:p text:style-name="P27">The exact same command that we used to set this in your command line.</text:p>
            <text:p text:style-name="P27">Yeah.</text:p>
            <text:p text:style-name="P27">OK, so now control is to save and control, exit to exit.</text:p>
            <text:p text:style-name="P27">Now we have added airflow as a permanent environmental variable with this value.</text:p>
            <text:p text:style-name="P27">So next time you come back, then this is going to be set by default.</text:p>
            <text:p text:style-name="P27">OK, now let's close a window and relaunch it.</text:p>
            <text:p text:style-name="P27">Now, let's validate our installation by running airflow version.</text:p>
            <text:p text:style-name="P27">Great.</text:p>
            <text:p text:style-name="P27">So it has printed one point ten point ten, which is the correct version, so our in so our overflow</text:p>
            <text:p text:style-name="P27">installation is working and is correct.</text:p>
            <text:p text:style-name="P27">And the rest of the video, I'm going to show you how to set up and run the airflow components on windows.</text:p>
            <text:p text:style-name="P27"><text:soft-page-break/>So in this subsystem, first of all, actually, let's validate that our environment variable is still</text:p>
            <text:p text:style-name="P27">correct.</text:p>
            <text:p text:style-name="P27">I mean, the airflow home environment variable, you can validated by wanting equal airflow.</text:p>
            <text:p text:style-name="P27">OK, so as you can see now, airflow home is a permanent environment for this value, which is great.</text:p>
            <text:p text:style-name="P27">So now we can initialize the airflow metadata database.</text:p>
            <text:p text:style-name="P27">This creates all the necessary tables that everyone needs in order to run.</text:p>
            <text:p text:style-name="P27">As a next step now, we can run the scheduler and the Web server, so to run the Web server, just run</text:p>
            <text:p text:style-name="P27">their floor Web server.</text:p>
            <text:p text:style-name="P27">OK, so we say allow access because we would like to broadcast it to our producer.</text:p>
            <text:p text:style-name="P27">Now, if you open up your browser</text:p>
            <text:p text:style-name="P27">and go to localhost AT&amp;T, then you should see the airflow web server UI, which is great.</text:p>
            <text:p text:style-name="P27">But as you can see, the scheduler is not running yet, so we cannot run the scheduler in the same window.</text:p>
            <text:p text:style-name="P27">So you can press shift and click on the Ubuntu icon, which will open up another window so you can create</text:p>
            <text:p text:style-name="P27">another time window for Ubuntu like this and now we can run the scheduler.</text:p>
            <text:p text:style-name="P27">OK, so as you can see, I got a permission error, so I think you are going to get permission denied</text:p>
            <text:p text:style-name="P27">there as well in order to overcome this or we are going to edit the config file.</text:p>
            <text:p text:style-name="P27">You are going to edit the original config five from Windows.</text:p>
            <text:p text:style-name="P27">So let's go to the folder where we have all the so let's go to the folder where we have or the airflow</text:p>
            <text:p text:style-name="P27">files.</text:p>
            <text:p text:style-name="P27">Or so as you can see here, we have an overflow config, fine, I'm going to just open this overflow</text:p>
            <text:p text:style-name="P27">config file with a notepad.</text:p>
            <text:p text:style-name="P27">That's fine.</text:p>
            <text:p text:style-name="P27">Any text editor is fine.</text:p>
            <text:p text:style-name="P27">And here.</text:p>
            <text:p text:style-name="P27">So you should look for load examples and then right now is set to true, but we need to set this to</text:p>
            <text:p text:style-name="P27">force.</text:p>
            <text:p text:style-name="P27">OK, so just control us to see.</text:p>
            <text:p text:style-name="P27">And now let's go back to Ubuntu and stokeley Web server as well, and we are going to be initialize</text:p>
            <text:p text:style-name="P27">the available database.</text:p>
            <text:p text:style-name="P27">All right, so now one airflow in DB.</text:p>
            <text:p text:style-name="P27"><text:soft-page-break/>OK, let's rewind the web server on this window, in this window, and then let's go back to the other</text:p>
            <text:p text:style-name="P27">window.</text:p>
            <text:p text:style-name="P27">And one, the airflow scheduler.</text:p>
            <text:p text:style-name="P27">All right, as you can see, we can't see the room anymore, so the scheduler is running as well.</text:p>
            <text:p text:style-name="P27">So if you go back to this window, you can see that these scheduler is running because we don't have</text:p>
            <text:p text:style-name="P27">the warning up here.</text:p>
            <text:p text:style-name="P27">All right.</text:p>
            <text:p text:style-name="P27">So we have installed and configured and set up all the airflow components.</text:p>
            <text:p text:style-name="P27">So any time you want to come back to our floor, you just need to open up your wound to subsystem and</text:p>
            <text:p text:style-name="P27">then run airflow observer and scheduler and you will be success.</text:p>
            <text:p text:style-name="P27">You will be able to access the airflow UI via localhost in terms of where to store your Dag's.</text:p>
            <text:p text:style-name="P27">But we are going to create our deck files.</text:p>
            <text:p text:style-name="P27">You need to put everything in your airflow home folder.</text:p>
            <text:p text:style-name="P27">So here you should create a folder called Decs.</text:p>
            <text:p text:style-name="P27">And then you are going to put all your dick fies here in this folder, so these are going to be part</text:p>
            <text:p text:style-name="P27">of by Spartan configuration files that we are going to write later in the course.</text:p>
            <text:p text:style-name="P27">And you should store all your files here and you should always edit your files from your Windows system</text:p>
            <text:p text:style-name="Standard">and never from Linux.</text:p>
          </table:table-cell>
          <table:table-cell table:style-name="Таблица1.B3" office:value-type="string">
            <text:p text:style-name="Standard">В этом видео я собираюсь показать вам, как установить airflow на Windows. Для Windows, у вас есть два варианта.</text:p>
            <text:p text:style-name="Standard"><text:line-break/>Вы либо используете <text:span text:style-name="T6">WSL</text:span>, что расшифровывается как Windows subsystem для Linux, либо используете Docker.</text:p>
            <text:p text:style-name="P30"><text:line-break/>Airflow содержит библиотеки, которые работают только на Linux или Mac. Так вот почему установить airflow в Windows немного сложно.</text:p>
            <text:p text:style-name="P30"><text:line-break/>Итак, в этом видео я собираюсь показать вам, как использовать подсистему Windows для Linux, как ее <text:span text:style-name="T6">загрузить</text:span><text:span text:style-name="T9">n</text:span><text:span text:style-name="T6">и</text:span> как установить airflow внутри этой подсистемы.</text:p>
            <text:p text:style-name="P30"><text:line-break/><text:soft-page-break/>Таким образом, эта подсистема предоставит вам командную строку, командную строку Linux, которую вы можете использовать.<text:line-break/>А также он сможет получить доступ к файлам в вашей файловой системе Windows, чтобы мы могли хранить наши теги на нашем</text:p>
            <text:p text:style-name="Standard">Компьютер с Windows, и вы можете редактировать эти файлы в файловой системе Windows из файловой системы Windows,<text:line-break/>но затем мы можем использовать их из подсистемы Linux.<text:line-break/>Таким образом, установка Docker также может быть немного сложной в Windows.<text:line-break/>Поэтому я рекомендую использовать подсистему Windows для Linux для установки Airflow Windows в качестве первого шага.<text:line-break/>Давайте откроем Windows power show от имени администратора.<text:line-break/>Итак, щелкните правой кнопкой мыши и запустите от имени администратора.<text:line-break/>Итак, здесь мы собираемся включить функцию подсистемы Windows для Linux на этом компьютере, потому что это<text:line-break/>не функция по умолчанию, доступная в Windows.<text:line-break/>Давайте запустим эту команду.<text:line-break/>Хорошо, итак, теперь функция "кто угодно" в порядке, чтобы эта функция вступила в силу, необходимо перезагрузить<text:line-break/>нашу машину.<text:line-break/>Итак, теперь я собираюсь перезагрузить свою машину.<text:line-break/>Все в порядке.<text:line-break/>Сейчас мы запускаем мою машину, мы включили подсистему Windows для Linux.<text:line-break/>Далее давайте создадим папку для airflow.<text:line-break/>Это будет наш домашний каталог airflow, где мы будем хранить все наши dag и плагины effluvia.<text:line-break/>Прочитайте эту папку, и мы загрузим рабочие столы из этой домашней папки.<text:line-break/>Итак, я собираюсь поместить его на учетную запись пользователя Alexa и создать здесь новую папку.<text:line-break/>Я собираюсь назвать это Аффельдтом.<text:line-break/>Хорошо, теперь мы можем установить Ubuntu, который является дистрибутивом Linux.<text:line-break/>Итак, я открыл Microsoft Store, я собираюсь дать ссылку на эту страницу в описании видео<text:line-break/>, чтобы вы могли установить это бесплатно из Microsoft Store.<text:line-break/>Итак, это щелчок получить.<text:line-break/>Хорошо, итак, теперь давайте приступим к.<text:line-break/>Итак, он говорит, что все еще устанавливается, и <text:soft-page-break/>это может занять еще несколько минут.<text:line-break/>Все в порядке.<text:line-break/>Он завершил установку.<text:line-break/>Итак, сначала он попросит нас создать имя пользователя и пароль.</text:p>
            <text:p text:style-name="Standard">Важно запомнить как имя пользователя, так и пароль, потому что для некоторых команд, которые мы сможем<text:line-break/>запустить, он запросит пароль.<text:line-break/>Итак, я собираюсь создать имя пользователя.<text:line-break/>Outflux и пароль также будут воздушным потоком.<text:line-break/>Ладно, потрясающе.<text:line-break/>Итак, теперь у нас есть пользователь по имени airflow, сначала давайте запустим обновление, чтобы убедиться, что все<text:line-break/>в актуальном состоянии.<text:line-break/>Поэтому, когда мы используем псевдо, он запросит пароль.<text:line-break/>Хорошо, обновление завершено, и широкое обновление для системы Windows five подключено к Linux в<text:line-break/>папке mound или M.A., и это может вызвать проблемы позже.<text:line-break/>Итак, мы собираемся изменить способ монтирования файловой системы Windows.<text:line-break/>Чтобы изменить способ подключения Windows к Linux, нам нужно открыть файл конфигурации.<text:line-break/>Так что это WSO, которым нужно ограничиться.<text:line-break/>Возможно, он не существует в вашей системе Linux.<text:line-break/>Итак, затем мы создадим новый файл и добавим несколько строк, чтобы изменить конфигурацию суммы.<text:line-break/>Итак, мы собираемся отредактировать этот файл через командную строку.<text:line-break/>Nonno - это командная строка и Edita в Linux.<text:line-break/>Итак, это находится в EDC и файле WUSA dot com.<text:line-break/>Итак, как вы можете видеть, это новый флаер для меня.<text:line-break/>Так что у меня не было этого файла в моей системе.<text:line-break/>Мы добавим три строки, которые в основном переопределят современную конфигурацию.<text:line-break/>Хорошо, когда вы закончите с вашими тремя строками, нажмите control s, который сохранит файл, а<text:line-break/>затем управляйте доступом к выходу для того, чтобы эта новая конфигурация вступила в силу, теперь нам нужно<text:line-break/>выйти из Windows, а затем снова войти, чтобы вы <text:soft-page-break/>могли просто закрыть это открытое окно и затем подписать выйдите и<text:line-break/>снова войдите в свою учетную запись Windows.<text:line-break/>Хорошо, я снова зарегистрировался.<text:line-break/>Итак, теперь давайте перезапустим то, что вы хотите.<text:line-break/>Итак, мы возвращаемся к нашей линейке Linux come.<text:line-break/>Для того, чтобы убедиться, что наша система Linux смонтирована правильно и конфигурация подключения изменена.<text:line-break/>Давайте перейдем к этой папке, и я думаю, что нам нужно перейти к папкам еще выше.</text:p>
            <text:p text:style-name="Standard">И здесь вы можете видеть, что у нас есть эта папка, C, и именно здесь сейчас находится система Linux.<text:line-break/>Таким образом, мы можем получить к нему доступ через эту папку C.<text:line-break/>Все в порядке.<text:line-break/>Давайте вернемся домой и на этаж.<text:line-break/>Теперь давайте проверим.<text:line-break/>Если мы используем установку,<text:line-break/>просто проверьте версию.<text:line-break/>Итак, хорошо, к моменту установки трех целых восьми десятых это у нас сработает.<text:line-break/>Давайте установим.<text:line-break/>Установлены дикие люди, так что это подтверждается проверкой версии.<text:line-break/>Нет, мы можем установить Apache airflow.<text:line-break/>Мы собираемся установить несколько дополнительных пакетов вместе с Apache airflow, поэтому в рамках airflow вы можете указать<text:line-break/>что вам нужны дополнительные пакеты от airflow.<text:line-break/>Итак, мы собираемся установить GCP, который расшифровывается как Google Cloud Platform, потому<text:line-break/>что позже в курсе мы собираемся использовать некоторые ресурсы GCP.<text:line-break/>Мы также устанавливаем Steads, которые мы собираемся использовать для мониторинга, чтобы собрать некоторые показатели из airflow.<text:line-break/>И мы также устанавливаем Centry Centry is для аэротрекинга позже на курсе.<text:line-break/>И мы также указываем версию.<text:line-break/>Мы выбираем один пункт десять пунктов десять и просто нажимаем ввод.<text:line-break/>Хорошо, удивительно, они установили airflow вместе с дополнительными пакетами, они собираются установить<text:line-break/>два дополнительных пакета, один из них - криптография, а другой - на заказ.<text:line-break/>Причина в том, что мы установили их потому, что <text:soft-page-break/>собираемся использовать позже в<text:line-break/>курсе.<text:line-break/>И а.<text:line-break/>Криптография используется airflow для шифрования паролей для подключений, поэтому, например, подключение<text:line-break/>к облачной платформе Google будет зашифровано с помощью криптографии.<text:line-break/>Давайте установим с помощью sparkies, где<text:line-break/>мы установили версию два, точка четыре, точка пять.<text:line-break/>Позже в ходе курса у нас будет несколько заданий в Биспебьерге, которые мы планируем выполнить с помощью<text:line-break/>airflow.<text:line-break/>Вот почему нам нужен Вайсбах.<text:line-break/>Следующий шаг - установить переменную airflow home. Это очень важный шаг.<text:line-break/>Таким образом, каждый использует эту переменную среды под названием airflow home, чтобы знать, где хранятся лекарства,<text:line-break/>различные конфигурационные файлы airflow в вашей файловой системе.<text:line-break/>Возможно, у вас есть серьезные проблемы с воздушным потоком дома для других.<text:line-break/>Так что очень важно отправить правильный ответ.<text:line-break/>Также by the airflow использует домашнюю папку airflow для своего дома в качестве домашней папки по умолчанию.<text:line-break/>Мы можем переопределить это.<text:line-break/>И в этом случае мы собираемся переопределить это, потому что мы используем папку из нашей файловой системы Linux.<text:line-break/>Так что, к сожалению для тех, кто видит, потому что именно там установлена система Windows fire для пользователей<text:line-break/>, которых мы создали, у вас есть папка на мое имя, а затем мы создали для airflow.<text:line-break/>Итак, это путь, который мы устанавливаем в качестве airflow, и вы можете добавить airflow home в качестве постоянной<text:line-break/>среды с возможностью изменения в нашей системе, так что вам не нужно устанавливать его каждый раз, когда вы взаимодействуете с airflow, потому<text:line-break/>что в противном случае, если вы хотите взаимодействовать с airflow из командной строки, то вы придется<text:line-break/>установить эту переменную окружения, как мы делали раньше.<text:line-break/>Но вы можете поместить это в свой файл Besch или C, и тогда это будет постоянная переменная <text:soft-page-break/>среды.<text:line-break/>Я покажу вам, как это сделать.<text:line-break/>Итак, этот файл Bengazi содержит конфигурации для вашей системы, но, возможно, мы можем добавить их сюда.<text:line-break/>Точно такая же команда, которую мы использовали для установки этого в вашей командной строке.<text:line-break/>Да.<text:line-break/>Хорошо, итак, теперь управление заключается в сохранении и контроле, выход - в выходе.<text:line-break/>Теперь мы добавили воздушный поток в качестве постоянной переменной среды с этим значением.<text:line-break/>Так что в следующий раз, когда вы вернетесь, это будет установлено по умолчанию.<text:line-break/>Хорошо, теперь давайте закроем окно и запустим его заново.<text:line-break/>Теперь давайте проверим нашу установку, запустив airflow version.<text:line-break/>Здорово.<text:line-break/>Таким образом, он напечатал одну десятую десятую десятую, что является правильной версией, поэтому наша<text:line-break/>установка переполнения работает и является правильной.<text:line-break/>В оставшейся части видео я собираюсь показать вам, как настроить и запустить компоненты airflow в Windows.<text:line-break/>Итак, в этой подсистеме, прежде всего, на самом деле, давайте проверьте, что наша переменная окружения по-прежнему<text:line-break/>верна.<text:line-break/>Я имею в виду переменную домашней среды airflow, которую вы можете проверить, желая равного расхода воздуха.<text:line-break/>Итак, как вы теперь можете видеть, airflow home - это постоянная среда для этой ценности, и это здорово.<text:line-break/>Итак, теперь мы можем инициализировать базу данных метаданных airflow.<text:line-break/>Это создает все необходимые таблицы, которые нужны каждому для запуска.<text:line-break/>В качестве следующего шага теперь мы можем запустить планировщик и веб-сервер, поэтому, чтобы запустить веб-сервер, просто запустите<text:line-break/>их веб-сервер floor.<text:line-break/>Хорошо, итак, мы говорим разрешить доступ, потому что мы хотели бы передать это нашему продюсеру.<text:line-break/>Теперь, если вы откроете свой браузер<text:line-break/>и перейдете на localhost AT &amp; T, то вы должны увидеть пользовательский интерфейс веб-сервера <text:soft-page-break/>airflow, который великолепен.<text:line-break/>Но, как вы можете видеть, планировщик еще не запущен, поэтому мы не можем запустить планировщик в том же окне.<text:line-break/>Итак, вы можете нажать shift и щелкнуть по значку Ubuntu, который откроет другое окно, чтобы вы могли создать<text:line-break/>другое временное окно для Ubuntu, подобное этому, и теперь мы можем запустить планировщик.<text:line-break/>Хорошо, итак, как вы можете видеть, я получил ошибку разрешения, поэтому я думаю, что вы также получите отказ<text:line-break/>в разрешении, чтобы преодолеть это, или мы собираемся отредактировать конфигурационный файл.<text:line-break/>Вы собираетесь отредактировать исходную конфигурацию five из Windows.<text:line-break/>Итак, давайте перейдем в папку, где у нас есть все, так что давайте перейдем в папку, где у нас есть или файлы airflow<text:line-break/>.<text:line-break/>Или, как вы можете видеть здесь, у нас есть конфигурация переполнения, хорошо, я собираюсь просто открыть этот<text:line-break/>файл конфигурации переполнения с помощью блокнота.<text:line-break/>Это прекрасно.<text:line-break/>Подойдет любой текстовый редактор.<text:line-break/>И здесь.<text:line-break/>Итак, вам следует поискать примеры загрузки, а затем прямо сейчас установить значение true, но нам нужно установить для этого значение<text:line-break/>force.<text:line-break/>Хорошо, так что просто контролируйте нас, чтобы увидеть.<text:line-break/>А теперь давайте вернемся к Ubuntu и веб-серверу stokeley, и мы собираемся инициализировать<text:line-break/>доступная база данных.<text:line-break/>Хорошо, итак, теперь один поток воздуха в DB.<text:line-break/>Хорошо, давайте перемотаем веб-сервер в этом окне, в это окно, а затем давайте вернемся к другому<text:line-break/>окну.<text:line-break/>И один из них - планировщик воздушного потока.<text:line-break/>Хорошо, как вы можете видеть, мы больше не можем видеть комнату, так что планировщик тоже запущен.<text:line-break/>Итак, если вы вернетесь к этому окну, вы увидите, что этот планировщик запущен, потому что у нас здесь нет<text:line-break/><text:soft-page-break/>предупреждения.<text:line-break/>Все в порядке.<text:line-break/>Итак, мы установили, сконфигурировали и настроили все компоненты воздушного потока.<text:line-break/>Так что в любой момент, когда вы захотите вернуться на наш этаж, вам просто нужно открыть свою рану в subsystem, а<text:line-break/>затем запустить airflow observer и scheduler, и вы добьетесь успеха.<text:line-break/>Вы сможете получить доступ к пользовательскому интерфейсу airflow через localhost с точки зрения того, где хранить ваши Dag.<text:line-break/>Но мы собираемся создать наши файлы колод.<text:line-break/>Вам нужно поместить все в вашу домашнюю папку airflow.<text:line-break/>Итак, здесь вы должны создать папку под названием Decs.<text:line-break/>И затем вы собираетесь поместить все свои файлы dick fies сюда, в эту папку, так что они будут частью<text:line-break/>файлов конфигурации Spartan, которые мы собираемся написать позже в курсе.<text:line-break/>И вы должны хранить все свои файлы здесь, и вы всегда должны редактировать свои файлы из вашей системы Windows<text:line-break/>и никогда из Linux.</text:p>
          </table:table-cell>
        </table:table-row>
        <table:table-row table:style-name="TableLine2895709930448">
          <table:table-cell table:style-name="Таблица1.A3" office:value-type="string">
            <text:p text:style-name="P11"/>
          </table:table-cell>
          <table:table-cell table:style-name="Таблица1.B3" office:value-type="string">
            <text:p text:style-name="P23"/>
          </table:table-cell>
        </table:table-row>
        <table:table-row table:style-name="TableLine2895709922096">
          <table:table-cell table:style-name="Таблица1.A3" office:value-type="string">
            <text:p text:style-name="P11"/>
          </table:table-cell>
          <table:table-cell table:style-name="Таблица1.B3" office:value-type="string">
            <text:p text:style-name="P23"/>
          </table:table-cell>
        </table:table-row>
        <table:table-row table:style-name="TableLine2895709922672">
          <table:table-cell table:style-name="Таблица1.A3" office:value-type="string">
            <text:p text:style-name="P11"/>
          </table:table-cell>
          <table:table-cell table:style-name="Таблица1.B3" office:value-type="string">
            <text:p text:style-name="P23"/>
          </table:table-cell>
        </table:table-row>
        <table:table-row table:style-name="TableLine2895709922384">
          <table:table-cell table:style-name="Таблица1.A3" office:value-type="string">
            <text:p text:style-name="P11"/>
          </table:table-cell>
          <table:table-cell table:style-name="Таблица1.B3" office:value-type="string">
            <text:p text:style-name="P23"/>
          </table:table-cell>
        </table:table-row>
        <table:table-row table:style-name="TableLine2895709918928">
          <table:table-cell table:style-name="Таблица1.A3" office:value-type="string">
            <text:p text:style-name="P11"/>
          </table:table-cell>
          <table:table-cell table:style-name="Таблица1.B3" office:value-type="string">
            <text:p text:style-name="P23"/>
          </table:table-cell>
        </table:table-row>
        <table:table-row table:style-name="TableLine2895709926416">
          <table:table-cell table:style-name="Таблица1.A3" office:value-type="string">
            <text:p text:style-name="P11"/>
          </table:table-cell>
          <table:table-cell table:style-name="Таблица1.B3" office:value-type="string">
            <text:p text:style-name="P23"/>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19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1T07:48:25.286086358</meta:creation-date>
    <dc:date>2022-10-17T11:15:19.272000000</dc:date>
    <meta:editing-duration>PT17H21M57S</meta:editing-duration>
    <meta:editing-cycles>13</meta:editing-cycles>
    <meta:generator>LibreOffice/7.3.1.3$Windows_X86_64 LibreOffice_project/a69ca51ded25f3eefd52d7bf9a5fad8c90b87951</meta:generator>
    <meta:document-statistic meta:table-count="1" meta:image-count="0" meta:object-count="0" meta:page-count="17" meta:paragraph-count="431" meta:word-count="7168" meta:character-count="43851" meta:non-whitespace-character-count="37056"/>
  </office:meta>
</office:document-meta>
</file>